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panish residual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ositive</text:p>
          </table:table-cell>
          <table:table-cell table:number-columns-repeated="2"/>
          <table:table-cell office:value-type="string" calcext:value-type="string">
            <text:p>Negative</text:p>
          </table:table-cell>
          <table:table-cell/>
        </table:table-row>
        <table:table-row table:style-name="ro1">
          <table:table-cell office:value-type="string" calcext:value-type="string">
            <text:p>sentence number</text:p>
          </table:table-cell>
          <table:table-cell office:value-type="string" calcext:value-type="string">
            <text:p>residual</text:p>
          </table:table-cell>
          <table:table-cell/>
          <table:table-cell office:value-type="string" calcext:value-type="string">
            <text:p>sentence number</text:p>
          </table:table-cell>
          <table:table-cell office:value-type="string" calcext:value-type="string">
            <text:p>residu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4807.630155" calcext:value-type="float">
            <text:p>154807.63015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39955.088588" calcext:value-type="float">
            <text:p>-39955.0885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6021.110626" calcext:value-type="float">
            <text:p>126021.11062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79602.410867" calcext:value-type="float">
            <text:p>-79602.4108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7170.069605" calcext:value-type="float">
            <text:p>197170.06960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70388.209688" calcext:value-type="float">
            <text:p>-70388.2096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596.272747" calcext:value-type="float">
            <text:p>62596.27274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77234.731181" calcext:value-type="float">
            <text:p>-77234.7311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5642.630155" calcext:value-type="float">
            <text:p>235642.6301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49933.049531" calcext:value-type="float">
            <text:p>-49933.0495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728.67314" calcext:value-type="float">
            <text:p>49728.6731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-40469.649138" calcext:value-type="float">
            <text:p>-40469.6491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179.509055" calcext:value-type="float">
            <text:p>202179.50905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-48163.488981" calcext:value-type="float">
            <text:p>-48163.4889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509.231726" calcext:value-type="float">
            <text:p>40509.23172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-46156.56906" calcext:value-type="float">
            <text:p>-46156.5690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8595.712197" calcext:value-type="float">
            <text:p>268595.71219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-39979.168667" calcext:value-type="float">
            <text:p>-39979.1686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6301.632119" calcext:value-type="float">
            <text:p>126301.63211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40163.00851" calcext:value-type="float">
            <text:p>-40163.008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2417.712197" calcext:value-type="float">
            <text:p>42417.71219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-74332.610081" calcext:value-type="float">
            <text:p>-74332.61008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5307.059783" calcext:value-type="float">
            <text:p>105307.05978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-68374.530003" calcext:value-type="float">
            <text:p>-68374.5300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6845.743398" calcext:value-type="float">
            <text:p>106845.743398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-68352.369845" calcext:value-type="float">
            <text:p>-68352.3698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9965.225833" calcext:value-type="float">
            <text:p>139965.22583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-87505.936288" calcext:value-type="float">
            <text:p>-87505.93628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8443.710233" calcext:value-type="float">
            <text:p>48443.71023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-42118.25071" calcext:value-type="float">
            <text:p>-42118.2507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9292.593062" calcext:value-type="float">
            <text:p>39292.593062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-47031.56906" calcext:value-type="float">
            <text:p>-47031.5690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2408.270783" calcext:value-type="float">
            <text:p>52408.27078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-44609.449924" calcext:value-type="float">
            <text:p>-44609.44992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4219.192669" calcext:value-type="float">
            <text:p>44219.192669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-52148.889374" calcext:value-type="float">
            <text:p>-52148.88937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26545.99149" calcext:value-type="float">
            <text:p>326545.9914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-140470.572988" calcext:value-type="float">
            <text:p>-140470.57298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55931.948505" calcext:value-type="float">
            <text:p>155931.948505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-117743.37181" calcext:value-type="float">
            <text:p>-117743.37181</text:p>
          </table:table-cell>
        </table:table-row>
        <table:table-row table:style-name="ro1">
          <table:table-cell table:number-columns-repeated="3"/>
          <table:table-cell office:value-type="float" office:value="123" calcext:value-type="float">
            <text:p>123</text:p>
          </table:table-cell>
          <table:table-cell office:value-type="float" office:value="-37796.410867" calcext:value-type="float">
            <text:p>-37796.410867</text:p>
          </table:table-cell>
        </table:table-row>
        <table:table-row table:style-name="ro1">
          <table:table-cell table:number-columns-repeated="3"/>
          <table:table-cell office:value-type="float" office:value="124" calcext:value-type="float">
            <text:p>124</text:p>
          </table:table-cell>
          <table:table-cell office:value-type="float" office:value="-39874.928431" calcext:value-type="float">
            <text:p>-39874.928431</text:p>
          </table:table-cell>
        </table:table-row>
        <table:table-row table:style-name="ro1">
          <table:table-cell table:number-columns-repeated="3"/>
          <table:table-cell office:value-type="float" office:value="126" calcext:value-type="float">
            <text:p>126</text:p>
          </table:table-cell>
          <table:table-cell office:value-type="float" office:value="-44485.248745" calcext:value-type="float">
            <text:p>-44485.248745</text:p>
          </table:table-cell>
        </table:table-row>
        <table:table-row table:style-name="ro1">
          <table:table-cell table:number-columns-repeated="3"/>
          <table:table-cell office:value-type="float" office:value="130" calcext:value-type="float">
            <text:p>130</text:p>
          </table:table-cell>
          <table:table-cell office:value-type="float" office:value="-52651.809295" calcext:value-type="float">
            <text:p>-52651.809295</text:p>
          </table:table-cell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  <table:table-cell office:value-type="float" office:value="-51020.37181" calcext:value-type="float">
            <text:p>-51020.37181</text:p>
          </table:table-cell>
        </table:table-row>
        <table:table-row table:style-name="ro1">
          <table:table-cell table:number-columns-repeated="3"/>
          <table:table-cell office:value-type="float" office:value="147" calcext:value-type="float">
            <text:p>147</text:p>
          </table:table-cell>
          <table:table-cell office:value-type="float" office:value="-48887.328824" calcext:value-type="float">
            <text:p>-48887.328824</text:p>
          </table:table-cell>
        </table:table-row>
        <table:table-row table:style-name="ro1"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-42377.049531" calcext:value-type="float">
            <text:p>-42377.049531</text:p>
          </table:table-cell>
        </table:table-row>
        <table:table-row table:style-name="ro1">
          <table:table-cell table:number-columns-repeated="3"/>
          <table:table-cell office:value-type="float" office:value="157" calcext:value-type="float">
            <text:p>157</text:p>
          </table:table-cell>
          <table:table-cell office:value-type="float" office:value="-51593.649138" calcext:value-type="float">
            <text:p>-51593.649138</text:p>
          </table:table-cell>
        </table:table-row>
        <table:table-row table:style-name="ro1">
          <table:table-cell table:number-columns-repeated="3"/>
          <table:table-cell office:value-type="float" office:value="158" calcext:value-type="float">
            <text:p>158</text:p>
          </table:table-cell>
          <table:table-cell office:value-type="float" office:value="-40264.928431" calcext:value-type="float">
            <text:p>-40264.928431</text:p>
          </table:table-cell>
        </table:table-row>
        <table:table-row table:style-name="ro1">
          <table:table-cell table:number-columns-repeated="3"/>
          <table:table-cell office:value-type="float" office:value="159" calcext:value-type="float">
            <text:p>159</text:p>
          </table:table-cell>
          <table:table-cell office:value-type="float" office:value="-58211.049531" calcext:value-type="float">
            <text:p>-58211.049531</text:p>
          </table:table-cell>
        </table:table-row>
        <table:table-row table:style-name="ro1">
          <table:table-cell table:number-columns-repeated="3"/>
          <table:table-cell office:value-type="float" office:value="164" calcext:value-type="float">
            <text:p>164</text:p>
          </table:table-cell>
          <table:table-cell office:value-type="float" office:value="-80051.170631" calcext:value-type="float">
            <text:p>-80051.170631</text:p>
          </table:table-cell>
        </table:table-row>
        <table:table-row table:style-name="ro1">
          <table:table-cell table:number-columns-repeated="3"/>
          <table:table-cell office:value-type="float" office:value="178" calcext:value-type="float">
            <text:p>178</text:p>
          </table:table-cell>
          <table:table-cell office:value-type="float" office:value="-63455.889374" calcext:value-type="float">
            <text:p>-63455.889374</text:p>
          </table:table-cell>
        </table:table-row>
        <table:table-row table:style-name="ro1">
          <table:table-cell table:number-columns-repeated="3"/>
          <table:table-cell office:value-type="float" office:value="181" calcext:value-type="float">
            <text:p>181</text:p>
          </table:table-cell>
          <table:table-cell office:value-type="float" office:value="-76645.449924" calcext:value-type="float">
            <text:p>-76645.449924</text:p>
          </table:table-cell>
        </table:table-row>
        <table:table-row table:style-name="ro1">
          <table:table-cell table:number-columns-repeated="3"/>
          <table:table-cell office:value-type="float" office:value="184" calcext:value-type="float">
            <text:p>184</text:p>
          </table:table-cell>
          <table:table-cell office:value-type="float" office:value="-45239.850317" calcext:value-type="float">
            <text:p>-45239.850317</text:p>
          </table:table-cell>
        </table:table-row>
      </table:table>
      <table:table table:name="French residual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sitive</text:p>
          </table:table-cell>
          <table:table-cell table:number-columns-repeated="2"/>
          <table:table-cell office:value-type="string" calcext:value-type="string">
            <text:p>Negative</text:p>
          </table:table-cell>
          <table:table-cell/>
        </table:table-row>
        <table:table-row table:style-name="ro1">
          <table:table-cell office:value-type="string" calcext:value-type="string">
            <text:p>sentence number</text:p>
          </table:table-cell>
          <table:table-cell office:value-type="string" calcext:value-type="string">
            <text:p>residual</text:p>
          </table:table-cell>
          <table:table-cell/>
          <table:table-cell office:value-type="string" calcext:value-type="string">
            <text:p>sentence number</text:p>
          </table:table-cell>
          <table:table-cell office:value-type="string" calcext:value-type="string">
            <text:p>residu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9142.139259" calcext:value-type="float">
            <text:p>139142.13925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-27891.353286" calcext:value-type="float">
            <text:p>-27891.3532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017.673847" calcext:value-type="float">
            <text:p>38017.67384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-21812.033071" calcext:value-type="float">
            <text:p>-21812.0330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022.646714" calcext:value-type="float">
            <text:p>33022.64671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21124.860741" calcext:value-type="float">
            <text:p>-21124.86074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108.033417" calcext:value-type="float">
            <text:p>41108.03341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36964.513393" calcext:value-type="float">
            <text:p>-36964.51339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9428.459474" calcext:value-type="float">
            <text:p>59428.459474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-21742.419773" calcext:value-type="float">
            <text:p>-21742.4197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5046.939797" calcext:value-type="float">
            <text:p>115046.93979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-27128.806476" calcext:value-type="float">
            <text:p>-27128.80647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3124.513739" calcext:value-type="float">
            <text:p>23124.51373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-21985.419773" calcext:value-type="float">
            <text:p>-21985.4197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5026.912664" calcext:value-type="float">
            <text:p>105026.91266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-42455.727766" calcext:value-type="float">
            <text:p>-42455.72776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7556.846177" calcext:value-type="float">
            <text:p>37556.84617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-27448.020848" calcext:value-type="float">
            <text:p>-27448.0208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1231.166392" calcext:value-type="float">
            <text:p>131231.16639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-35545.087336" calcext:value-type="float">
            <text:p>-35545.08733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7058.420119" calcext:value-type="float">
            <text:p>67058.42011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-62038.020848" calcext:value-type="float">
            <text:p>-62038.02084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3153.392987" calcext:value-type="float">
            <text:p>23153.392987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-27766.353286" calcext:value-type="float">
            <text:p>-27766.3532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751.326499" calcext:value-type="float">
            <text:p>63751.326499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-24310.419773" calcext:value-type="float">
            <text:p>-24310.41977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3982.513739" calcext:value-type="float">
            <text:p>33982.513739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-24126.513393" calcext:value-type="float">
            <text:p>-24126.51339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4722.646714" calcext:value-type="float">
            <text:p>24722.646714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-21866.739988" calcext:value-type="float">
            <text:p>-21866.7399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7901.166392" calcext:value-type="float">
            <text:p>37901.16639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-53408.087336" calcext:value-type="float">
            <text:p>-53408.08733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0387.806822" calcext:value-type="float">
            <text:p>60387.80682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-22200.646368" calcext:value-type="float">
            <text:p>-22200.64636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2762.900442" calcext:value-type="float">
            <text:p>42762.90044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-22742.193178" calcext:value-type="float">
            <text:p>-22742.19317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8550.127037" calcext:value-type="float">
            <text:p>28550.12703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-42041.474038" calcext:value-type="float">
            <text:p>-42041.47403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18923.139259" calcext:value-type="float">
            <text:p>118923.13925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-32485.353286" calcext:value-type="float">
            <text:p>-32485.35328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9567.580227" calcext:value-type="float">
            <text:p>39567.580227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-42545.341063" calcext:value-type="float">
            <text:p>-42545.34106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2828.420119" calcext:value-type="float">
            <text:p>52828.420119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-23503.087336" calcext:value-type="float">
            <text:p>-23503.08733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7695.287144" calcext:value-type="float">
            <text:p>37695.28714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-22832.446906" calcext:value-type="float">
            <text:p>-22832.446906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2211.018507" calcext:value-type="float">
            <text:p>22211.018507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-20803.579881" calcext:value-type="float">
            <text:p>-20803.57988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7370.873309" calcext:value-type="float">
            <text:p>57370.873309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-29219.739988" calcext:value-type="float">
            <text:p>-29219.73998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8008.447252" calcext:value-type="float">
            <text:p>28008.44725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-21577.966583" calcext:value-type="float">
            <text:p>-21577.96658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4139.513739" calcext:value-type="float">
            <text:p>34139.513739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-32815.673501" calcext:value-type="float">
            <text:p>-32815.6735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1571.553094" calcext:value-type="float">
            <text:p>21571.553094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-33190.833608" calcext:value-type="float">
            <text:p>-33190.83360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8222.006284" calcext:value-type="float">
            <text:p>68222.006284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-37445.900096" calcext:value-type="float">
            <text:p>-37445.90009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8835.166392" calcext:value-type="float">
            <text:p>28835.166392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-38341.380418" calcext:value-type="float">
            <text:p>-38341.3804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3944.127037" calcext:value-type="float">
            <text:p>23944.127037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-56087.008626" calcext:value-type="float">
            <text:p>-56087.00862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9456.873309" calcext:value-type="float">
            <text:p>29456.873309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-22144.646368" calcext:value-type="float">
            <text:p>-22144.64636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2808.392987" calcext:value-type="float">
            <text:p>52808.392987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-35925.673501" calcext:value-type="float">
            <text:p>-35925.67350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7642.166392" calcext:value-type="float">
            <text:p>47642.166392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-26266.353286" calcext:value-type="float">
            <text:p>-26266.35328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42580.580227" calcext:value-type="float">
            <text:p>42580.580227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-26671.060203" calcext:value-type="float">
            <text:p>-26671.06020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2669.619582" calcext:value-type="float">
            <text:p>112669.619582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-41051.446906" calcext:value-type="float">
            <text:p>-41051.44690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2536.779689" calcext:value-type="float">
            <text:p>102536.779689</text:p>
          </table:table-cell>
          <table:table-cell/>
          <table:table-cell office:value-type="float" office:value="241" calcext:value-type="float">
            <text:p>241</text:p>
          </table:table-cell>
          <table:table-cell office:value-type="float" office:value="-30002.060203" calcext:value-type="float">
            <text:p>-30002.06020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0791.900442" calcext:value-type="float">
            <text:p>50791.900442</text:p>
          </table:table-cell>
          <table:table-cell/>
          <table:table-cell office:value-type="float" office:value="242" calcext:value-type="float">
            <text:p>242</text:p>
          </table:table-cell>
          <table:table-cell office:value-type="float" office:value="-21611.900096" calcext:value-type="float">
            <text:p>-21611.90009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88303.752557" calcext:value-type="float">
            <text:p>88303.752557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-29931.900096" calcext:value-type="float">
            <text:p>-29931.900096</text:p>
          </table:table-cell>
        </table:table-row>
        <table:table-row table:style-name="ro1">
          <table:table-cell table:number-columns-repeated="3"/>
          <table:table-cell office:value-type="float" office:value="247" calcext:value-type="float">
            <text:p>247</text:p>
          </table:table-cell>
          <table:table-cell office:value-type="float" office:value="-23221.607013" calcext:value-type="float">
            <text:p>-23221.607013</text:p>
          </table:table-cell>
        </table:table-row>
        <table:table-row table:style-name="ro1">
          <table:table-cell table:number-columns-repeated="3"/>
          <table:table-cell office:value-type="float" office:value="253" calcext:value-type="float">
            <text:p>253</text:p>
          </table:table-cell>
          <table:table-cell office:value-type="float" office:value="-42241.060203" calcext:value-type="float">
            <text:p>-42241.060203</text:p>
          </table:table-cell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 office:value-type="float" office:value="-36173.727766" calcext:value-type="float">
            <text:p>-36173.727766</text:p>
          </table:table-cell>
        </table:table-row>
        <table:table-row table:style-name="ro1">
          <table:table-cell table:number-columns-repeated="3"/>
          <table:table-cell office:value-type="float" office:value="259" calcext:value-type="float">
            <text:p>259</text:p>
          </table:table-cell>
          <table:table-cell office:value-type="float" office:value="-34522.860741" calcext:value-type="float">
            <text:p>-34522.860741</text:p>
          </table:table-cell>
        </table:table-row>
        <table:table-row table:style-name="ro1"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-26493.446906" calcext:value-type="float">
            <text:p>-26493.446906</text:p>
          </table:table-cell>
        </table:table-row>
        <table:table-row table:style-name="ro1">
          <table:table-cell table:number-columns-repeated="3"/>
          <table:table-cell office:value-type="float" office:value="275" calcext:value-type="float">
            <text:p>275</text:p>
          </table:table-cell>
          <table:table-cell office:value-type="float" office:value="-35461.607013" calcext:value-type="float">
            <text:p>-35461.607013</text:p>
          </table:table-cell>
        </table:table-row>
        <table:table-row table:style-name="ro1">
          <table:table-cell table:number-columns-repeated="3"/>
          <table:table-cell office:value-type="float" office:value="280" calcext:value-type="float">
            <text:p>280</text:p>
          </table:table-cell>
          <table:table-cell office:value-type="float" office:value="-38699.247443" calcext:value-type="float">
            <text:p>-38699.247443</text:p>
          </table:table-cell>
        </table:table-row>
        <table:table-row table:style-name="ro1">
          <table:table-cell table:number-columns-repeated="3"/>
          <table:table-cell office:value-type="float" office:value="286" calcext:value-type="float">
            <text:p>286</text:p>
          </table:table-cell>
          <table:table-cell office:value-type="float" office:value="-21680.579881" calcext:value-type="float">
            <text:p>-21680.5798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0:29:38.016418655</meta:creation-date>
    <dc:date>2019-08-28T10:43:52.565726764</dc:date>
    <meta:editing-duration>PT4M4S</meta:editing-duration>
    <meta:editing-cycles>1</meta:editing-cycles>
    <meta:document-statistic meta:table-count="2" meta:cell-count="292" meta:object-count="0"/>
    <meta:generator>LibreOffice/6.0.7.3$Linux_X86_64 LibreOffice_project/00m0$Build-3</meta:generator>
  </office:meta>
</office:document-meta>
</file>